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moveEvent.CacheRemoveEvent( @ NonNullable ICache &lt; V &gt; cache ,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moveEvent.dispatch( @ NonNullable ICacheChangeHandler &lt; V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moveEv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